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169443" officeooo:paragraph-rsid="00169443"/>
    </style:style>
    <style:style style:name="P2" style:family="paragraph" style:parent-style-name="Standard">
      <style:paragraph-properties fo:text-align="start" style:justify-single-word="false"/>
      <style:text-properties officeooo:rsid="00185988" officeooo:paragraph-rsid="00185988"/>
    </style:style>
    <style:style style:name="P3" style:family="paragraph" style:parent-style-name="Standard">
      <style:paragraph-properties fo:text-align="center" style:justify-single-word="false"/>
      <style:text-properties fo:color="#c9211e" loext:opacity="100%" fo:font-size="15pt" style:text-underline-style="solid" style:text-underline-width="auto" style:text-underline-color="font-color" officeooo:rsid="00169443" officeooo:paragraph-rsid="00169443" style:font-size-asian="15pt" style:font-size-complex="15pt"/>
    </style:style>
    <style:style style:name="P4" style:family="paragraph" style:parent-style-name="Standard">
      <style:paragraph-properties fo:text-align="start" style:justify-single-word="false"/>
      <style:text-properties fo:color="#c9211e" loext:opacity="100%" style:text-underline-style="solid" style:text-underline-width="auto" style:text-underline-color="font-color" officeooo:rsid="00185988" officeooo:paragraph-rsid="00185988"/>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85988" officeooo:paragraph-rsid="00185988"/>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169443" officeooo:paragraph-rsid="00169443"/>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169443" officeooo:paragraph-rsid="001de2f9"/>
    </style:style>
    <style:style style:name="P8" style:family="paragraph" style:parent-style-name="Standard">
      <style:paragraph-properties fo:text-align="start" style:justify-single-word="false"/>
      <style:text-properties style:text-underline-style="solid" style:text-underline-width="auto" style:text-underline-color="font-color" officeooo:rsid="001bda4b" officeooo:paragraph-rsid="001bda4b"/>
    </style:style>
    <style:style style:name="P9" style:family="paragraph" style:parent-style-name="Standard">
      <style:paragraph-properties fo:text-align="start" style:justify-single-word="false"/>
      <style:text-properties style:text-underline-style="none" officeooo:rsid="001bda4b" officeooo:paragraph-rsid="001bda4b"/>
    </style:style>
    <style:style style:name="P10" style:family="paragraph" style:parent-style-name="Standard">
      <style:paragraph-properties fo:text-align="start" style:justify-single-word="false"/>
      <style:text-properties style:text-underline-style="none" officeooo:rsid="00169443" officeooo:paragraph-rsid="001de2f9"/>
    </style:style>
    <style:style style:name="T1" style:family="text">
      <style:text-properties officeooo:rsid="00169443"/>
    </style:style>
    <style:style style:name="T2" style:family="text">
      <style:text-properties officeooo:rsid="00181f6d"/>
    </style:style>
    <style:style style:name="T3" style:family="text">
      <style:text-properties officeooo:rsid="001a3eea"/>
    </style:style>
    <style:style style:name="T4" style:family="text">
      <style:text-properties officeooo:rsid="001c74be"/>
    </style:style>
    <style:style style:name="T5" style:family="text">
      <style:text-properties officeooo:rsid="001de2f9"/>
    </style:style>
    <style:style style:name="T6" style:family="text">
      <style:text-properties officeooo:rsid="001ee9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cénarios</text:p>
      <text:p text:style-name="P1"/>
      <text:p text:style-name="P6">Scénario 1 :</text:p>
      <text:p text:style-name="P1"/>
      <text:p text:style-name="P1"><text:tab/>Evelynn veut télécharger plusieurs musiques. Elle entre les liens YouTube des musiques qu’elle veut télécharger dans une zone de texte. Elle appuie sur le bouton convertir. Elle reçoit un message disant que le téléchargement est terminé, elle va donc regarder dans son <text:span text:style-name="T2">dossier</text:span> téléchargement et constate qu’elle à toute ses musiques téléchargées au format MP3.</text:p>
      <text:p text:style-name="P1"/>
      <text:p text:style-name="P7">Scénario <text:span text:style-name="T5">2</text:span> :</text:p>
      <text:p text:style-name="P7"/>
      <text:p text:style-name="P10"><text:tab/><text:span text:style-name="T5">Samuel veut télécharger plusieurs musiques. Il entre les musiques et veut les convertir. Il reçoit un message d’erreur disant que le lien de la musique situé sur la ligne de numéro 2 n’existe pas. </text:span><text:span text:style-name="T6">Le reste des musiques ont été téléchargé avec succès.</text:span></text:p>
      <text:p text:style-name="P1"/>
      <text:p text:style-name="P4">AMÉLIORATION POSSIBLE</text:p>
      <text:p text:style-name="P2"/>
      <text:p text:style-name="P5">Scénario <text:span text:style-name="T5">1</text:span> :</text:p>
      <text:p text:style-name="P2"><text:tab/></text:p>
      <text:p text:style-name="P2"><text:tab/>Martin veut télécharger une playlist YouTube. Il entre le lien de la playlist dans la zone de texte, il sélectionne le champ de « Playlist » dans le choix du type de fichier à télécharger. <text:span text:style-name="T3">Il appuie sur le bouton convertir. Il reçoit un message disant que téléchargement est terminé. Il constate que toutes les musiques de la playlist sont présents </text:span><text:span text:style-name="T4">au format MP3 </text:span><text:span text:style-name="T3">dans le dossier de téléchargement.</text:span></text:p>
      <text:p text:style-name="P2"/>
      <text:p text:style-name="P8">Scénario <text:span text:style-name="T5">2</text:span> :</text:p>
      <text:p text:style-name="P8"/>
      <text:p text:style-name="P9"><text:tab/>Madeline<text:span text:style-name="T1"> veut télécharger plusieurs musiques. Elle entre les liens YouTube des musiques qu’elle veut télécharger dans une zone de texte. </text:span>Elle veut que les musiques se téléchargent dans le dossier « Musique », elle modifie donc le dossier de destination. <text:span text:style-name="T1">Elle appuie sur le bouton convertir. Elle reçoit un message disant que le téléchargement est terminé, elle va donc regarder dans son </text:span><text:span text:style-name="T2">dossier</text:span><text:span text:style-name="T1"> « </text:span>Musique »<text:span text:style-name="T1"> et constate qu’elle à toute ses musiques téléchargées au format MP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2T11:13:48.869000000</dc:date>
    <meta:editing-duration>PT2H2M55S</meta:editing-duration>
    <meta:editing-cycles>8</meta:editing-cycles>
    <meta:generator>LibreOffice/7.3.0.3$Windows_X86_64 LibreOffice_project/0f246aa12d0eee4a0f7adcefbf7c878fc2238db3</meta:generator>
    <meta:document-statistic meta:table-count="0" meta:image-count="0" meta:object-count="0" meta:page-count="1" meta:paragraph-count="11" meta:word-count="259" meta:character-count="1565" meta:non-whitespace-character-count="1311"/>
  </office:meta>
</office:document-meta>
</file>